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riam" svg:font-family="Miriam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style:use-window-font-color="true" loext:opacity="0%" officeooo:rsid="04af6545" officeooo:paragraph-rsid="06b7f91d"/>
    </style:style>
    <style:style style:name="P4" style:family="paragraph" style:parent-style-name="Text_20_body">
      <style:paragraph-properties fo:line-height="100%"/>
      <style:text-properties style:use-window-font-color="true" loext:opacity="0%" style:font-name="Monospace" officeooo:rsid="06a276ec" officeooo:paragraph-rsid="06cfaf08" style:font-size-asian="10.5pt" style:font-name-complex="David CLM" style:font-weight-complex="normal"/>
    </style:style>
    <style:style style:name="P5" style:family="paragraph" style:parent-style-name="Text_20_body">
      <style:paragraph-properties fo:line-height="100%"/>
      <style:text-properties style:use-window-font-color="true" loext:opacity="0%" style:font-name="Monospace" officeooo:rsid="0696a3d1" officeooo:paragraph-rsid="06d111e0" style:font-size-asian="10.5pt" style:font-name-complex="David CLM" style:font-weight-complex="normal"/>
    </style:style>
    <style:style style:name="P6" style:family="paragraph" style:parent-style-name="Text_20_body">
      <style:paragraph-properties fo:line-height="100%"/>
      <style:text-properties style:use-window-font-color="true" loext:opacity="0%" style:font-name="Monospace" fo:font-weight="normal" officeooo:rsid="06de1592" officeooo:paragraph-rsid="06de1592" style:font-size-asian="10.5pt" style:font-weight-asian="normal" style:font-name-complex="David CLM" style:font-weight-complex="normal"/>
    </style:style>
    <style:style style:name="P7" style:family="paragraph" style:parent-style-name="Text_20_body">
      <style:paragraph-properties fo:line-height="100%"/>
      <style:text-properties style:use-window-font-color="true" loext:opacity="0%" style:font-name="Monospace" fo:font-weight="normal" officeooo:rsid="068c8d95" officeooo:paragraph-rsid="069b8824" style:font-size-asian="10.5pt" style:font-weight-asian="normal" style:font-name-complex="David CLM" style:font-weight-complex="normal"/>
    </style:style>
    <style:style style:name="P8" style:family="paragraph" style:parent-style-name="Text_20_body">
      <style:text-properties style:use-window-font-color="true" loext:opacity="0%" officeooo:paragraph-rsid="06a3b5fc"/>
    </style:style>
    <style:style style:name="P9" style:family="paragraph" style:parent-style-name="Text_20_body">
      <style:text-properties style:use-window-font-color="true" loext:opacity="0%" fo:font-weight="normal" officeooo:rsid="06869a0a" officeooo:paragraph-rsid="06a3b5fc" style:font-weight-asian="normal" style:font-weight-complex="normal"/>
    </style:style>
    <style:style style:name="P10" style:family="paragraph" style:parent-style-name="Text_20_body">
      <style:text-properties style:use-window-font-color="true" loext:opacity="0%" fo:font-weight="normal" officeooo:rsid="06d9b299" officeooo:paragraph-rsid="06d9b299" style:font-weight-asian="normal" style:font-weight-complex="normal"/>
    </style:style>
    <style:style style:name="P11" style:family="paragraph" style:parent-style-name="Text_20_body">
      <style:paragraph-properties fo:line-height="100%"/>
      <style:text-properties style:use-window-font-color="true" loext:opacity="0%" officeooo:rsid="06dd2ff2" officeooo:paragraph-rsid="06dd2ff2"/>
    </style:style>
    <style:style style:name="P12" style:family="paragraph" style:parent-style-name="Text_20_body">
      <style:paragraph-properties fo:line-height="100%"/>
      <style:text-properties style:use-window-font-color="true" loext:opacity="0%" officeooo:rsid="06de1592" officeooo:paragraph-rsid="06de1592"/>
    </style:style>
    <style:style style:name="P13" style:family="paragraph" style:parent-style-name="Text_20_body">
      <style:text-properties style:use-window-font-color="true" loext:opacity="0%" officeooo:rsid="06d9b299" officeooo:paragraph-rsid="06d9b299"/>
    </style:style>
    <style:style style:name="P14" style:family="paragraph" style:parent-style-name="Heading_20_2">
      <style:text-properties style:use-window-font-color="true" loext:opacity="0%" officeooo:paragraph-rsid="06cfaf08"/>
    </style:style>
    <style:style style:name="P15" style:family="paragraph" style:parent-style-name="Heading_20_2">
      <style:text-properties style:use-window-font-color="true" loext:opacity="0%" officeooo:paragraph-rsid="06d0e326"/>
    </style:style>
    <style:style style:name="P16" style:family="paragraph" style:parent-style-name="Heading_20_2">
      <style:text-properties style:use-window-font-color="true" loext:opacity="0%" officeooo:paragraph-rsid="06d111e0"/>
    </style:style>
    <style:style style:name="P17" style:family="paragraph" style:parent-style-name="Heading_20_2">
      <style:text-properties style:use-window-font-color="true" loext:opacity="0%" officeooo:paragraph-rsid="069b8824"/>
    </style:style>
    <style:style style:name="P18" style:family="paragraph" style:parent-style-name="Heading_20_2">
      <style:text-properties style:use-window-font-color="true" loext:opacity="0%" officeooo:paragraph-rsid="06d9b299"/>
    </style:style>
    <style:style style:name="P19" style:family="paragraph" style:parent-style-name="Heading_20_2">
      <style:paragraph-properties fo:line-height="100%"/>
      <style:text-properties style:use-window-font-color="true" loext:opacity="0%" officeooo:paragraph-rsid="06be1eb0"/>
    </style:style>
    <style:style style:name="P20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a276ec" officeooo:paragraph-rsid="06cfaf08" style:font-size-asian="10.5pt" style:font-name-complex="David CLM" style:font-weight-complex="normal"/>
    </style:style>
    <style:style style:name="P21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96a3d1" officeooo:paragraph-rsid="06d111e0" style:font-size-asian="10.5pt" style:font-name-complex="David CLM" style:font-weight-complex="normal"/>
    </style:style>
    <style:style style:name="P22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96a3d1" officeooo:paragraph-rsid="06d1d49b" style:font-size-asian="10.5pt" style:font-name-complex="David CLM" style:font-weight-complex="normal"/>
    </style:style>
    <style:style style:name="P23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style:font-name="Monospace" officeooo:rsid="06d5cdac" officeooo:paragraph-rsid="06d5cdac" style:font-size-asian="10.5pt" style:font-name-complex="David CLM" style:font-weight-complex="normal"/>
    </style:style>
    <style:style style:name="P24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694787f" officeooo:paragraph-rsid="06d0e326"/>
    </style:style>
    <style:style style:name="P25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officeooo:paragraph-rsid="06d390eb"/>
    </style:style>
    <style:style style:name="P26" style:family="paragraph" style:parent-style-name="Text_20_body">
      <style:paragraph-properties fo:line-height="100%" fo:text-align="start" style:justify-single-word="false" style:writing-mode="lr-tb"/>
      <style:text-properties style:use-window-font-color="true" loext:opacity="0%" officeooo:paragraph-rsid="06d1d49b"/>
    </style:style>
    <style:style style:name="P27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6a3b5fc" officeooo:paragraph-rsid="06a551b0"/>
    </style:style>
    <style:style style:name="P28" style:family="paragraph" style:parent-style-name="Text_20_body">
      <style:paragraph-properties fo:text-align="start" style:justify-single-word="false" style:writing-mode="lr-tb"/>
      <style:text-properties style:use-window-font-color="true" loext:opacity="0%" officeooo:paragraph-rsid="06a551b0"/>
    </style:style>
    <style:style style:name="P29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6d0e326"/>
    </style:style>
    <style:style style:name="P30" style:family="paragraph" style:parent-style-name="Text_20_body">
      <style:paragraph-properties fo:text-align="end" style:justify-single-word="false" style:writing-mode="rl-tb"/>
      <style:text-properties style:use-window-font-color="true" loext:opacity="0%" style:text-position="0% 100%" style:font-name="Monospace" officeooo:rsid="0694787f" officeooo:paragraph-rsid="06d0e326" style:font-size-asian="10.5pt" style:font-name-complex="David CLM" style:font-weight-complex="normal"/>
    </style:style>
    <style:style style:name="P31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94787f" officeooo:paragraph-rsid="06d0e326"/>
    </style:style>
    <style:style style:name="P32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style:font-name="Monospace" officeooo:rsid="06d5cdac" officeooo:paragraph-rsid="06d5cdac" style:font-size-asian="10.5pt" style:font-name-complex="David CLM" style:font-weight-complex="normal"/>
    </style:style>
    <style:style style:name="P33" style:family="paragraph" style:parent-style-name="Standard">
      <style:paragraph-properties fo:line-height="100%"/>
      <style:text-properties style:use-window-font-color="true" loext:opacity="0%" style:font-name="David" fo:language="en" fo:country="US" fo:font-weight="normal" officeooo:rsid="06cbaf94" officeooo:paragraph-rsid="06cbaf94" style:font-size-asian="10.5pt" style:font-weight-asian="normal" style:font-name-complex="David CLM" style:font-weight-complex="normal"/>
    </style:style>
    <style:style style:name="P34" style:family="paragraph" style:parent-style-name="Standard">
      <style:paragraph-properties fo:line-height="100%"/>
      <style:text-properties style:use-window-font-color="true" loext:opacity="0%" officeooo:rsid="06cbaf94" officeooo:paragraph-rsid="06cbaf94"/>
    </style:style>
    <style:style style:name="P35" style:family="paragraph" style:parent-style-name="Standard">
      <style:paragraph-properties fo:line-height="100%"/>
      <style:text-properties style:use-window-font-color="true" loext:opacity="0%" style:font-name="David" fo:language="en" fo:country="US" fo:font-weight="normal" officeooo:rsid="06cbaf94" officeooo:paragraph-rsid="06cbaf94" style:font-size-asian="10.5pt" style:font-weight-asian="normal" style:font-name-complex="David CLM" style:font-weight-complex="normal"/>
    </style:style>
    <style:style style:name="P36" style:family="paragraph" style:parent-style-name="Text_20_body">
      <style:text-properties style:use-window-font-color="true" loext:opacity="0%" style:font-name="Monospace" fo:font-size="12pt" fo:font-style="normal" fo:font-weight="normal" officeooo:rsid="06869a0a" officeooo:paragraph-rsid="06d9b299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37" style:family="paragraph" style:parent-style-name="Text_20_body">
      <style:paragraph-properties fo:line-height="100%"/>
      <style:text-properties style:use-window-font-color="true" loext:opacity="0%" style:font-name="Courier New" fo:font-size="10pt" officeooo:paragraph-rsid="06b7f91d" style:font-size-asian="10pt" style:font-size-complex="10pt"/>
    </style:style>
    <style:style style:name="P38" style:family="paragraph" style:parent-style-name="Heading_20_2">
      <style:text-properties style:use-window-font-color="true" loext:opacity="0%" style:font-name="Monospace" fo:font-size="12pt" fo:font-style="normal" fo:font-weight="normal" officeooo:rsid="069f2fb2" officeooo:paragraph-rsid="06d111e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39" style:family="paragraph" style:parent-style-name="Heading_20_2">
      <style:text-properties style:use-window-font-color="true" loext:opacity="0%" style:text-position="sub 58%" style:font-name="Monospace" fo:font-weight="normal" officeooo:rsid="06d9b299" officeooo:paragraph-rsid="06d9b299" style:font-size-asian="10.5pt" style:font-weight-asian="normal" style:font-name-complex="David CLM" style:font-weight-complex="normal"/>
    </style:style>
    <style:style style:name="P40" style:family="paragraph" style:parent-style-name="Heading_20_1">
      <style:paragraph-properties fo:line-height="100%"/>
      <style:text-properties style:use-window-font-color="true" loext:opacity="0%"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ca075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6a276ec" style:font-weight-asian="normal" style:font-weight-complex="normal"/>
    </style:style>
    <style:style style:name="T6" style:family="text">
      <style:text-properties fo:font-weight="normal" officeooo:rsid="06cfaf08" style:font-weight-asian="normal" style:font-weight-complex="normal"/>
    </style:style>
    <style:style style:name="T7" style:family="text">
      <style:text-properties fo:font-weight="normal" officeooo:rsid="06e4c542" style:font-weight-asian="normal" style:font-weight-complex="normal"/>
    </style:style>
    <style:style style:name="T8" style:family="text">
      <style:text-properties fo:font-weight="normal" officeooo:rsid="0682b543" style:font-weight-asian="normal" style:font-weight-complex="normal"/>
    </style:style>
    <style:style style:name="T9" style:family="text">
      <style:text-properties fo:font-weight="normal" officeooo:rsid="0683ee71" style:font-weight-asian="normal" style:font-weight-complex="normal"/>
    </style:style>
    <style:style style:name="T10" style:family="text">
      <style:text-properties fo:font-weight="normal" officeooo:rsid="0691962d" style:font-weight-asian="normal" style:font-weight-complex="normal"/>
    </style:style>
    <style:style style:name="T11" style:family="text">
      <style:text-properties fo:font-weight="normal" officeooo:rsid="06a3b5fc" style:font-weight-asian="normal" style:font-weight-complex="normal"/>
    </style:style>
    <style:style style:name="T12" style:family="text">
      <style:text-properties fo:font-weight="normal" officeooo:rsid="0684e0d0" style:font-weight-asian="normal" style:font-weight-complex="normal"/>
    </style:style>
    <style:style style:name="T13" style:family="text">
      <style:text-properties fo:font-weight="normal" officeooo:rsid="06869a0a" style:font-weight-asian="normal" style:font-weight-complex="normal"/>
    </style:style>
    <style:style style:name="T14" style:family="text">
      <style:text-properties fo:font-weight="normal" officeooo:rsid="06d9b299" style:font-weight-asian="normal" style:font-weight-complex="normal"/>
    </style:style>
    <style:style style:name="T15" style:family="text">
      <style:text-properties fo:font-weight="normal" officeooo:rsid="06dff67b" style:font-weight-asian="normal" style:font-weight-complex="normal"/>
    </style:style>
    <style:style style:name="T16" style:family="text">
      <style:text-properties style:font-name="Monospace" fo:font-size="12pt" fo:font-style="normal" fo:font-weight="normal" officeooo:rsid="06cfaf08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7" style:family="text">
      <style:text-properties style:font-name="Monospace" fo:font-size="12pt" fo:font-style="normal" fo:font-weight="normal" officeooo:rsid="0694787f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8" style:family="text">
      <style:text-properties style:font-name="Monospace" fo:font-size="12pt" fo:font-style="normal" fo:font-weight="normal" officeooo:rsid="0696a3d1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9" style:family="text">
      <style:text-properties style:font-name="Monospace" fo:font-size="12pt" fo:font-style="normal" fo:font-weight="normal" officeooo:rsid="06d111e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0" style:family="text">
      <style:text-properties style:font-name="Monospace" fo:font-size="12pt" fo:language="en" fo:country="US" fo:font-style="normal" fo:font-weight="normal" officeooo:rsid="0680c1f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1" style:family="text">
      <style:text-properties style:font-name="Monospace" fo:font-size="12pt" fo:language="en" fo:country="US" fo:font-style="normal" fo:font-weight="normal" officeooo:rsid="06a1547d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2" style:family="text">
      <style:text-properties style:font-name="Monospace" fo:font-size="12pt" fo:language="en" fo:country="US" fo:font-style="normal" fo:font-weight="normal" officeooo:rsid="06d8308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3" style:family="text">
      <style:text-properties style:font-name="Monospace" fo:font-size="12pt" fo:language="en" fo:country="US" fo:font-style="normal" fo:font-weight="normal" officeooo:rsid="06d9b299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4" style:family="text">
      <style:text-properties style:font-name="Monospace" fo:font-size="12pt" fo:language="en" fo:country="US" fo:font-style="normal" fo:font-weight="normal" officeooo:rsid="06be1eb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5" style:family="text">
      <style:text-properties style:font-name="Monospace" officeooo:rsid="0694787f" style:font-size-asian="10.5pt" style:font-name-complex="David CLM" style:font-weight-complex="normal"/>
    </style:style>
    <style:style style:name="T26" style:family="text">
      <style:text-properties style:font-name="Monospace" officeooo:rsid="0696a3d1" style:font-size-asian="10.5pt" style:font-name-complex="David CLM" style:font-weight-complex="normal"/>
    </style:style>
    <style:style style:name="T27" style:family="text">
      <style:text-properties style:font-name="Monospace" officeooo:rsid="06d45771" style:font-size-asian="10.5pt" style:font-name-complex="David CLM" style:font-weight-complex="normal"/>
    </style:style>
    <style:style style:name="T28" style:family="text">
      <style:text-properties style:font-name="Monospace" officeooo:rsid="06d5cdac" style:font-size-asian="10.5pt" style:font-name-complex="David CLM" style:font-weight-complex="normal"/>
    </style:style>
    <style:style style:name="T29" style:family="text">
      <style:text-properties style:font-name="Monospace" officeooo:rsid="06d1d49b" style:font-size-asian="10.5pt" style:font-name-complex="David CLM" style:font-weight-complex="normal"/>
    </style:style>
    <style:style style:name="T30" style:family="text">
      <style:text-properties style:font-name="Monospace" fo:font-weight="normal" style:font-size-asian="10.5pt" style:font-weight-asian="normal" style:font-name-complex="David CLM" style:font-weight-complex="normal"/>
    </style:style>
    <style:style style:name="T31" style:family="text">
      <style:text-properties style:font-name="Monospace" fo:font-weight="normal" officeooo:rsid="0688b8cc" style:font-size-asian="10.5pt" style:font-weight-asian="normal" style:font-name-complex="David CLM" style:font-weight-complex="normal"/>
    </style:style>
    <style:style style:name="T32" style:family="text">
      <style:text-properties style:font-name="Monospace" fo:font-weight="normal" officeooo:rsid="06a3b5fc" style:font-size-asian="10.5pt" style:font-weight-asian="normal" style:font-name-complex="David CLM" style:font-weight-complex="normal"/>
    </style:style>
    <style:style style:name="T33" style:family="text">
      <style:text-properties style:font-name="Monospace" fo:font-weight="normal" officeooo:rsid="06869a0a" style:font-size-asian="10.5pt" style:font-weight-asian="normal" style:font-name-complex="David CLM" style:font-weight-complex="normal"/>
    </style:style>
    <style:style style:name="T34" style:family="text">
      <style:text-properties style:font-name="Monospace" fo:font-weight="normal" officeooo:rsid="06b125b5" style:font-size-asian="10.5pt" style:font-weight-asian="normal" style:font-name-complex="David CLM" style:font-weight-complex="normal"/>
    </style:style>
    <style:style style:name="T35" style:family="text">
      <style:text-properties style:font-name="Monospace" fo:font-weight="normal" officeooo:rsid="06e1c4be" style:font-size-asian="10.5pt" style:font-weight-asian="normal" style:font-name-complex="David CLM" style:font-weight-complex="normal"/>
    </style:style>
    <style:style style:name="T36" style:family="text">
      <style:text-properties style:font-name="Monospace" fo:font-weight="normal" officeooo:rsid="06dd2ff2" style:font-size-asian="10.5pt" style:font-weight-asian="normal" style:font-name-complex="David CLM" style:font-weight-complex="normal"/>
    </style:style>
    <style:style style:name="T37" style:family="text">
      <style:text-properties style:font-name="Monospace" fo:font-weight="normal" officeooo:rsid="068c8d95" style:font-size-asian="10.5pt" style:font-weight-asian="normal" style:font-name-complex="David CLM" style:font-weight-complex="normal"/>
    </style:style>
    <style:style style:name="T38" style:family="text">
      <style:text-properties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39" style:family="text">
      <style:text-properties style:font-name="Monospace" fo:font-style="normal" fo:font-weight="normal" officeooo:rsid="0688b8cc" style:font-size-asian="10.5pt" style:font-style-asian="normal" style:font-weight-asian="normal" style:font-name-complex="David CLM" style:font-style-complex="normal" style:font-weight-complex="normal"/>
    </style:style>
    <style:style style:name="T40" style:family="text">
      <style:text-properties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41" style:family="text">
      <style:text-properties style:font-name="Monospace" fo:font-style="normal" fo:font-weight="bold" officeooo:rsid="06a40bbf" style:font-size-asian="10.5pt" style:font-style-asian="normal" style:font-weight-asian="bold" style:font-name-complex="David CLM" style:font-style-complex="normal" style:font-weight-complex="bold"/>
    </style:style>
    <style:style style:name="T42" style:family="text">
      <style:text-properties style:font-name="Monospace" fo:language="en" fo:country="US" fo:font-weight="normal" officeooo:rsid="06cbaf94" style:font-size-asian="10.5pt" style:font-weight-asian="normal" style:font-name-complex="David CLM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6ce15b0" style:font-weight-asian="bold" style:font-weight-complex="bold"/>
    </style:style>
    <style:style style:name="T45" style:family="text">
      <style:text-properties officeooo:rsid="06ce15b0"/>
    </style:style>
    <style:style style:name="T46" style:family="text">
      <style:text-properties style:text-position="sub 58%"/>
    </style:style>
    <style:style style:name="T47" style:family="text">
      <style:text-properties style:text-position="sub 58%" officeooo:rsid="0694787f"/>
    </style:style>
    <style:style style:name="T48" style:family="text">
      <style:text-properties style:text-position="sub 58%" style:font-name="Monospace" style:font-size-asian="10.5pt" style:font-name-complex="David CLM" style:font-weight-complex="normal"/>
    </style:style>
    <style:style style:name="T49" style:family="text">
      <style:text-properties style:text-position="sub 58%" style:font-name="Monospace" fo:font-weight="normal" style:font-size-asian="10.5pt" style:font-weight-asian="normal" style:font-name-complex="David CLM" style:font-weight-complex="normal"/>
    </style:style>
    <style:style style:name="T50" style:family="text">
      <style:text-properties style:text-position="sub 58%" style:font-name="Monospace" fo:font-style="normal" fo:font-weight="normal" style:font-size-asian="10.5pt" style:font-style-asian="normal" style:font-weight-asian="normal" style:font-name-complex="David CLM" style:font-style-complex="normal" style:font-weight-complex="normal"/>
    </style:style>
    <style:style style:name="T51" style:family="text">
      <style:text-properties style:text-position="sub 58%" style:font-name="Monospace" fo:font-style="normal" fo:font-weight="normal" officeooo:rsid="06a3b5fc" style:font-size-asian="10.5pt" style:font-style-asian="normal" style:font-weight-asian="normal" style:font-name-complex="David CLM" style:font-style-complex="normal" style:font-weight-complex="normal"/>
    </style:style>
    <style:style style:name="T52" style:family="text">
      <style:text-properties style:text-position="0% 100%"/>
    </style:style>
    <style:style style:name="T53" style:family="text">
      <style:text-properties style:text-position="0% 100%" officeooo:rsid="0694787f"/>
    </style:style>
    <style:style style:name="T54" style:family="text">
      <style:text-properties style:text-position="0% 100%" style:font-name="Monospace" style:font-size-asian="10.5pt" style:font-name-complex="David CLM" style:font-weight-complex="normal"/>
    </style:style>
    <style:style style:name="T55" style:family="text">
      <style:text-properties style:text-position="0% 100%" style:font-name="Monospace" officeooo:rsid="06b5811b" style:font-size-asian="10.5pt" style:font-name-complex="David CLM" style:font-weight-complex="normal"/>
    </style:style>
    <style:style style:name="T56" style:family="text">
      <style:text-properties style:text-position="0% 100%" style:font-name="Monospace" officeooo:rsid="0694787f" style:font-size-asian="10.5pt" style:font-name-complex="David CLM" style:font-weight-complex="normal"/>
    </style:style>
    <style:style style:name="T57" style:family="text">
      <style:text-properties style:text-position="0% 100%" style:font-name="Monospace" officeooo:rsid="06a9c81c" style:font-size-asian="10.5pt" style:font-name-complex="David CLM" style:font-weight-complex="normal"/>
    </style:style>
    <style:style style:name="T58" style:family="text">
      <style:text-properties style:text-position="0% 100%" style:font-name="Monospace" officeooo:rsid="0694fe6c" style:font-size-asian="10.5pt" style:font-name-complex="David CLM" style:font-weight-complex="normal"/>
    </style:style>
    <style:style style:name="T59" style:family="text">
      <style:text-properties style:text-position="0% 100%" style:font-name="Monospace" fo:font-style="normal" fo:font-weight="normal" officeooo:rsid="06a551b0" style:font-size-asian="10.5pt" style:font-style-asian="normal" style:font-weight-asian="normal" style:font-name-complex="David CLM" style:font-style-complex="normal" style:font-weight-complex="normal"/>
    </style:style>
    <style:style style:name="T60" style:family="text">
      <style:text-properties officeooo:rsid="06d111e0"/>
    </style:style>
    <style:style style:name="T61" style:family="text">
      <style:text-properties fo:font-style="italic" fo:font-weight="normal" officeooo:rsid="0683ee71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688e45f" style:font-style-asian="italic" style:font-weight-asian="normal" style:font-style-complex="italic" style:font-weight-complex="normal"/>
    </style:style>
    <style:style style:name="T63" style:family="text">
      <style:text-properties fo:font-style="normal" fo:font-weight="normal" officeooo:rsid="0688e45f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6a3b5fc" style:font-style-asian="normal" style:font-weight-asian="normal" style:font-style-complex="normal" style:font-weight-complex="normal"/>
    </style:style>
    <style:style style:name="T65" style:family="text">
      <style:text-properties style:font-name="David" fo:language="en" fo:country="US" fo:font-weight="normal" style:font-size-asian="10.5pt" style:font-weight-asian="normal" style:font-name-complex="David CLM" style:font-weight-complex="normal"/>
    </style:style>
    <style:style style:name="T66" style:family="text">
      <style:text-properties style:font-name="David" fo:language="en" fo:country="US" fo:font-weight="normal" officeooo:rsid="06cd5b04" style:font-size-asian="10.5pt" style:font-weight-asian="normal" style:font-name-complex="David CLM" style:font-weight-complex="normal"/>
    </style:style>
    <style:style style:name="T67" style:family="text">
      <style:text-properties style:font-name="David" fo:language="en" fo:country="US" fo:font-weight="bold" style:font-size-asian="10.5pt" style:font-weight-asian="bold" style:font-name-complex="David CLM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<text:span text:style-name="T1">מטלה</text:span> –<text:span text:style-name="T2"> </text:span><text:span text:style-name="T3">תקצוב משתף רציף</text:span></text:h>
      <text:p text:style-name="P3">‫יש לענות על שאלה אחת לבחירתכם. שאלות או סעיפים עם כוכבית‬ מזכים <text:span text:style-name="T3">בניקוד כפול.</text:span></text:p>
      <text:p text:style-name="P37"/>
      <text:p text:style-name="P14"><text:span text:style-name="T4">שאלה </text:span><text:span text:style-name="T16">1</text:span><text:span text:style-name="T20">:</text:span><text:span text:style-name="T4"> </text:span><text:span text:style-name="T5">תקציב </text:span><text:span text:style-name="T6">לקסימין-</text:span><text:span text:style-name="T5">אגליטרי</text:span></text:p>
      <text:p text:style-name="P4">הגדרה: <text:span text:style-name="T43">תקציב </text:span><text:span text:style-name="T44">לקסימין-</text:span><text:span text:style-name="T43">אגליטרי </text:span>הוא תקציב הממקסם את הערך הנמוך ביותר <text:span text:style-name="T45">של שחקן כלשהו:</text:span></text:p>
      <text:p text:style-name="P20">max[d] min[i] ui(d)</text:p>
      <text:p text:style-name="P4"><text:span text:style-name="T45">בכפוף לזה, הוא ממקסם את הערך השני הכי נמוך; וכו’.</text:span> </text:p>
      <text:p text:style-name="P4">לכל אחת מהתכונות למטה, הוכיחו שכל תקציב <text:span text:style-name="T45">לקסימין-</text:span>אגליטרי מקיים את התכונה הזאת, או הביאו דוגמה נגדית.</text:p>
      <text:p text:style-name="P4">א. הוגן ליחידים.</text:p>
      <text:p text:style-name="P4">ב. הוגן לקבוצות.</text:p>
      <text:p text:style-name="P4">ג. יעיל פארטו.</text:p>
      <text:p text:style-name="P4">ד. מגלה-אמת.</text:p>
      <text:p text:style-name="P4"/>
      <text:p text:style-name="P15"><text:span text:style-name="T4">שאלה </text:span><text:span text:style-name="T21">2</text:span><text:span text:style-name="T20">:</text:span><text:span text:style-name="T4"> </text:span><text:span text:style-name="T17">זכויות לפי גובה המס</text:span></text:p>
      <text:p text:style-name="P29">נניח שאזרח i משלם מס בגובה <text:span text:style-name="T25">C</text:span><text:span text:style-name="T46">i</text:span><text:span text:style-name="T52"> </text:span><text:span text:style-name="T53">(התקציב C שווה לסכום המיסים שמשלמים כל האזרחים). אנחנו רוצים להגדיר מערכת לחלוקת תקציב, שתתן זכויות רבות יותר לאזרחים המשלמים יותר מיסים. לדוגמה, ההגדרה של תכונת "</text:span><text:span text:style-name="T55">הוגנות</text:span><text:span text:style-name="T53"> ליחידים" תהיה: "התועלת של אזרח i היא לפחות C</text:span><text:span text:style-name="T47">i</text:span><text:span text:style-name="T53">".</text:span></text:p>
      <text:p text:style-name="P29"><text:span text:style-name="T53">א. </text:span><text:span text:style-name="T56">כתבו </text:span><text:span text:style-name="T53">הגדרה מוכללת </text:span><text:span text:style-name="T56">של תקציב הוגן לקבוצות, ושל תקציב פריק.</text:span></text:p>
      <text:p text:style-name="P30">ב. הוכיחו, שכל תקציב פריק הוא הוגן לקבוצות – בהתאם להגדרות של סעיף א.</text:p>
      <text:p text:style-name="P30">ג. נגדיר "תקציב נאש מוכלל" כתקציב d הממקסם את הסכום:</text:p>
      <text:p text:style-name="P24"><text:span text:style-name="T54">Sum[i=1,…,n] C</text:span><text:span text:style-name="T48">i</text:span><text:span text:style-name="T54"> * log(u</text:span><text:span text:style-name="T48">i</text:span><text:span text:style-name="T54">(d))</text:span></text:p>
      <text:p text:style-name="P29"><text:span text:style-name="T56">(מכפילים </text:span><text:span text:style-name="T57">את ה</text:span><text:span text:style-name="T56">לוג </text:span><text:span text:style-name="T57">של אזרח i </text:span><text:span text:style-name="T56">בגובה המס ששילם אזרח i).</text:span></text:p>
      <text:p text:style-name="P31"><text:span text:style-name="T54">הוכיחו שתקציב נאש מוכלל הוא פריק </text:span><text:span text:style-name="T58">(לפי ההגדרה של סעיף א)</text:span><text:span text:style-name="T54">.</text:span></text:p>
      <text:p text:style-name="P30"/>
      <text:p text:style-name="P16"><text:span text:style-name="T7">* </text:span><text:span text:style-name="T4">שאלה </text:span><text:span text:style-name="T18">3</text:span><text:span text:style-name="T20">:</text:span><text:span text:style-name="T4"> </text:span><text:span text:style-name="T18">תיכנות – תקציב </text:span><text:span text:style-name="T19">פריק</text:span></text:p>
      <text:p text:style-name="P5">כתבו פונקציה, <text:span text:style-name="T60">המקבלת תקציב כלשהו, ובודקת אם הוא פריק, ואם כן – מחזירה פירוק אחד שלו. </text:span>כותרת הפונקציה:</text:p>
      <text:p text:style-name="P21">def <text:span text:style-name="T60">find_decomposition</text:span>(</text:p>
      <text:p text:style-name="P25"><text:span text:style-name="T26"><text:tab/></text:span><text:span text:style-name="T27">budget: list[float], <text:s/></text:span><text:span text:style-name="T28"># ההקצאה לכל נושא לפי הסדר (0, 1, ...)</text:span></text:p>
      <text:p text:style-name="P26"><text:soft-page-break/><text:span text:style-name="T26"><text:tab/>preferences:</text:span><text:span text:style-name="T29">list</text:span><text:span text:style-name="T26">[</text:span><text:span text:style-name="T29">set</text:span><text:span text:style-name="T26">[</text:span><text:span text:style-name="T28">int</text:span><text:span text:style-name="T26">]</text:span><text:span text:style-name="T29">] <text:s/></text:span><text:span text:style-name="T28"># הנושאים שכל אזרח תומך בהם </text:span></text:p>
      <text:p text:style-name="P22"><text:tab/>)</text:p>
      <text:p text:style-name="P32">דוגמה לקלט:</text:p>
      <text:p text:style-name="P23">budget = [400, 50, 50, 0] <text:s text:c="2"/># נושא 0 קיבל 300, נושא 1 קיבל 100, וכו’</text:p>
      <text:p text:style-name="P23">preferences = [ {0,1}, {0,2}, {0,3}, {1,2}, {0} ]</text:p>
      <text:p text:style-name="P23"><text:tab/># שחקן א תומך בנושאים 0,1; שחקן ב תומך בנושאים 0,2; וכו’.</text:p>
      <text:p text:style-name="P32">במקרה זה התקציב פריק. דוגמה לפירוק: שחקנים א, ב, ג, ה תורמים 100 לנושא 0; שחקן ד תורם 50 לנושא 1 ו-50 לנושא 2.</text:p>
      <text:p text:style-name="P38"/>
      <text:p text:style-name="P17"><text:span text:style-name="T4">שאלה </text:span><text:span text:style-name="T22">4</text:span><text:span text:style-name="T20">:</text:span><text:span text:style-name="T4"> </text:span><text:span text:style-name="T8">תועלת מינימום</text:span></text:p>
      <text:p text:style-name="P8"><text:span text:style-name="T9">בהרצאה הנחנו</text:span><text:span text:style-name="T10">,</text:span><text:span text:style-name="T9"> שהתועלת של כל תורם שווה ל</text:span><text:span text:style-name="T61">סכום </text:span><text:span text:style-name="T9">התרומות </text:span><text:span text:style-name="T11">לנושאים </text:span><text:span text:style-name="T12">שהוא תומך </text:span><text:span text:style-name="T31">בהם:</text:span></text:p>
      <text:p text:style-name="P27"><text:span text:style-name="T31">u</text:span><text:span text:style-name="T49">i</text:span><text:span text:style-name="T30">(d) = Sum[j=1,…,m;</text:span><text:span text:style-name="T38"> u</text:span><text:span text:style-name="T50">i,j</text:span><text:span text:style-name="T59">&gt;0</text:span><text:span text:style-name="T30">] d</text:span><text:span text:style-name="T49">j</text:span></text:p>
      <text:p text:style-name="P8"><text:span text:style-name="T13">לדוגמה, אם עמי תומך </text:span><text:span text:style-name="T32">בנושאים</text:span><text:span text:style-name="T31"> </text:span><text:span text:style-name="T13">א, ב, </text:span><text:span text:style-name="T11">נושא א מקבל </text:span><text:span text:style-name="T13">4000 </text:span><text:span text:style-name="T11">ו-</text:span><text:span text:style-name="T13">ב 2000, אז התועלת של עמי היא </text:span><text:span text:style-name="T33">6000</text:span><text:span text:style-name="T13">. </text:span></text:p>
      <text:p text:style-name="P8"><text:span text:style-name="T12">בשאלה זו, נניח שהתועלת של כל תורם שווה </text:span><text:span text:style-name="T62">לתרומה הקטנה ביותר </text:span><text:span text:style-name="T63">ל</text:span><text:span text:style-name="T64">נושא כלשהו </text:span><text:span text:style-name="T63">שהוא תומך בו</text:span><text:span text:style-name="T64">:</text:span></text:p>
      <text:p text:style-name="P28"><text:span text:style-name="T39">u</text:span><text:span text:style-name="T51">i</text:span><text:span text:style-name="T40">(d) = </text:span><text:span text:style-name="T41">Min</text:span><text:span text:style-name="T40">[j=1,…,m; u</text:span><text:span text:style-name="T51">i,j</text:span><text:span text:style-name="T59">&gt;0</text:span><text:span text:style-name="T40">] d</text:span><text:span text:style-name="T51">j</text:span></text:p>
      <text:p text:style-name="P9">בדוגמה למעלה, התועלת של עמי היא 2000.</text:p>
      <text:p text:style-name="P11"><text:span text:style-name="T34">נ</text:span><text:span text:style-name="T30">תונים 100 אזרחים ו-4 נושאים. 90 אזרחים תומכים בנושאים א,ב,ג; 10 אזרחים תומכים בנושאים ג,ד.</text:span></text:p>
      <text:p text:style-name="P6">א. הראו שהתקציב האנארכי הוא פריק אבל לא יעיל-פארטו.</text:p>
      <text:p text:style-name="P6">ב. הראו שהתקציב השווה (כל הנושאים מקבלים אותו סכום) יעיל-פארטו אבל לא פריק.</text:p>
      <text:p text:style-name="P12"><text:span text:style-name="T35">* </text:span><text:span text:style-name="T30">ג. </text:span><text:span text:style-name="T36">מצאו תקציב שהוא גם יעיל פארטו וגם פריק.</text:span></text:p>
      <text:p text:style-name="P7"/>
      <text:p text:style-name="P18"><text:span text:style-name="T4">שאלה </text:span><text:span text:style-name="T23">5</text:span><text:span text:style-name="T20">:</text:span><text:span text:style-name="T4"> </text:span><text:span text:style-name="T14">מונוטוניות של אלגוריתמי תקצוב</text:span></text:p>
      <text:p text:style-name="P13"><text:span text:style-name="T4">אלגוריתם לחלוקת תקציב רציף נקרא </text:span><text:span text:style-name="T43">מונוטוני</text:span><text:span text:style-name="T4"> אם, כשמפעילים אותו עם תקציב גדול יותר, וההצבעות של כל האזרחים לא משתנות, ההקצאה לכל אחד מהנושאים לא קטנה. לכל אחד מהאלגוריתמים הבאים, הוכיחו שהוא מונוטוני, או הביאו דוגמה נגדית:</text:span></text:p>
      <text:p text:style-name="P10">א. אוטיליטרי;</text:p>
      <text:p text:style-name="P10">ב. אוטיליטרי על תנאי;</text:p>
      <text:p text:style-name="P13"><text:span text:style-name="T15">* </text:span><text:span text:style-name="T4">ג. נאש (מיקסום המכפלה).</text:span></text:p>
      <text:p text:style-name="P39"/>
      <text:p text:style-name="P36"/>
      <text:p text:style-name="P19"><text:soft-page-break/><text:span text:style-name="T37">* שאלה </text:span><text:span text:style-name="T24">6</text:span><text:span text:style-name="T20">:</text:span><text:span text:style-name="T37"> </text:span><text:span text:style-name="T42">מונוטוניות של שיטת החלקים השוים – ללא שבירת שיויון</text:span></text:p>
      <text:p text:style-name="P33">שאלה 4 במטלה הקודמת היתה למצוא דוגמה המראה, ששיטת החלקים השוים לבחירת ועדה אינה מונוטונית. בכל הפתרונות שהוגשו, הדוגמאות הסתמכו על שבירת שיויון מסוימת באלגוריתם עצמו או בשלב האחרון (של החלוקה שרירותית).</text:p>
      <text:p text:style-name="P33"/>
      <text:p text:style-name="P34"><text:span text:style-name="T65">מצאו דוגמה </text:span><text:span text:style-name="T67">שאינה </text:span><text:span text:style-name="T65">תלויה בשבירת שיוויון או בחלוקה שרירותית כלשהי, כלומר, בכל שלב יש רק מועמד אחד שאפשר לבחור </text:span><text:span text:style-name="T66">לפי כללי האלגוריתם</text:span><text:span text:style-name="T65">, ובסוף </text:span><text:span text:style-name="T66">התהליך </text:span><text:span text:style-name="T65">נבחרים k מועמדים.</text:span>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avid" svg:font-family="David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riam" svg:font-family="Miriam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language-asian="en" style:country-asian="US" style:font-name-complex="Miriam" style:font-family-complex="Miriam" style:font-family-generic-complex="system" style:font-pitch-complex="variable" style:font-size-complex="10pt" style:language-complex="he" style:country-complex="IL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הבחנה" style:family="text" style:parent-style-name="Default_20_Paragraph_20_Font">
      <style:text-properties style:font-name="Arial" fo:font-family="Arial" style:font-family-generic="roman" style:font-pitch="variable" fo:letter-spacing="0.0043in" style:font-name-complex="Arial1" style:font-family-complex="Arial" style:font-family-generic-complex="system" style:font-pitch-complex="variable" style:text-scale="11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6-08T09:31:30.374000000</dc:date>
    <meta:editing-duration>P12DT1H37M9S</meta:editing-duration>
    <meta:editing-cycles>1583</meta:editing-cycles>
    <meta:document-statistic meta:table-count="0" meta:image-count="0" meta:object-count="0" meta:page-count="3" meta:paragraph-count="51" meta:word-count="539" meta:character-count="2972" meta:non-whitespace-character-count="2470"/>
  </office:meta>
</office:document-meta>
</file>